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e4f11" officeooo:paragraph-rsid="000e4f1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576dd" officeooo:paragraph-rsid="001576dd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576dd" officeooo:paragraph-rsid="001576dd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1576dd" officeooo:paragraph-rsid="001576d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1700f3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e4f11" officeooo:paragraph-rsid="000f304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4dc21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0197a9b" officeooo:paragraph-rsid="00197a9b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fo:font-weight="bold" officeooo:rsid="001700f3" officeooo:paragraph-rsid="001700f3" style:font-style-asian="normal" style:font-weight-asian="bold" style:font-style-complex="normal" style:font-weight-complex="bold"/>
    </style:style>
    <style:style style:name="P22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4dc21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235744" officeooo:paragraph-rsid="00235744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officeooo:rsid="001a79eb" officeooo:paragraph-rsid="001a79eb" style:font-style-asian="normal" style:font-style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1c1ea0" officeooo:paragraph-rsid="001c1ea0"/>
    </style:style>
    <style:style style:name="P30" style:family="paragraph" style:parent-style-name="Standard">
      <style:paragraph-properties fo:text-align="justify" style:justify-single-word="false"/>
      <style:text-properties fo:font-style="normal" officeooo:rsid="001576dd" officeooo:paragraph-rsid="00235744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6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76dd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officeooo:rsid="0013bcf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7a9b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700f3"/>
    </style:style>
    <style:style style:name="T12" style:family="text">
      <style:text-properties officeooo:rsid="001c1ea0"/>
    </style:style>
    <style:style style:name="T13" style:family="text">
      <style:text-properties fo:color="#000000" fo:font-style="normal" style:text-underline-style="none" style:font-style-asian="normal" style:font-style-complex="normal"/>
    </style:style>
    <style:style style:name="T14" style:family="text">
      <style:text-properties fo:color="#000000" fo:font-style="normal" style:text-underline-style="none" officeooo:rsid="001c1ea0" style:font-style-asian="normal" style:font-style-complex="normal"/>
    </style:style>
    <style:style style:name="T15" style:family="text">
      <style:text-properties officeooo:rsid="00222679"/>
    </style:style>
    <style:style style:name="T16" style:family="text">
      <style:text-properties officeooo:rsid="002357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<text:span text:style-name="T15">LORITTI</text:span></text:p>
      <text:p text:style-name="P1"/>
      <text:p text:style-name="P3">Buongiorno, la ringraziamo per aver scelto di utilizzare questo software. Qui di seguito troverà a sua disposizione un breve manuale, dettagliato ed intuitivo, per im<text:span text:style-name="T7">p</text:span>arare ad orientarsi attraverso le varie features del software.</text:p>
      <text:p text:style-name="P2"/>
      <text:p text:style-name="P2"/>
      <text:alphabetical-index text:style-name="Sect1" text:protected="true" text:name="Alphabetical Index1">
        <text:alphabetical-index-source text:sort-algorithm="alphanumeric" fo:language="it" fo:country="IT">
          <text:index-title-template text:style-name="Index_20_Heading">Emotional Map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Emotional Maps</text:p>
          </text:index-title>
          <text:p text:style-name="P22">Finalità del software:<text:tab/>2</text:p>
          <text:p text:style-name="P22">Formati supportati:<text:tab/>2</text:p>
          <text:p text:style-name="P22">Il file di log:<text:tab/>2</text:p>
          <text:p text:style-name="P22">Interpretazione dell’output:<text:tab/>3</text:p>
          <text:p text:style-name="P22">Operazioni supportate:<text:tab/>2</text:p>
          <text:p text:style-name="P22">Requisiti del software:<text:tab/>2</text:p>
          <text:p text:style-name="P22">Utilizzo del programma:<text:tab/>3</text:p>
        </text:index-body>
      </text:alphabetical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alphabetical-index-mark-start text:id="IMark94519675722024"/>Requisiti del software:<text:alphabetical-index-mark-end text:id="IMark94519675722024"/></text:p>
      <text:p text:style-name="P4"/>
      <text:p text:style-name="P5">Il presente software richiede una versione di Java 8 o superiore affinché possa funzionare.</text:p>
      <text:p text:style-name="P30">In caso di assenza della versione 8 o superiore è necessario recarsi sul sito ufficiale di Oracle (<text:a xlink:type="simple" xlink:href="https://www.oracle.com/technetwork/java/javase/downloads/jre8-downloads-2133155.html" text:style-name="Internet_20_link" text:visited-style-name="Visited_20_Internet_20_Link"><text:span text:style-name="T8">https://www.oracle.com/technetwork/java/javase/downloads/jre8-downloads-2133155.html</text:span></text:a>) , <text:span text:style-name="T16">scaricare </text:span>ed installare la JRE.</text:p>
      <text:p text:style-name="P5">Per l’installazione deleghiamo le istruzioni all’installer di Oracle.</text:p>
      <text:p text:style-name="P2"/>
      <text:p text:style-name="P6"><text:alphabetical-index-mark-start text:id="IMark94519675266504"/>Finalità del software:<text:alphabetical-index-mark-end text:id="IMark94519675266504"/></text:p>
      <text:p text:style-name="P6"/>
      <text:p text:style-name="P14">Il presente software è un utile tool per il calcolo di <text:span text:style-name="T1">mappe emotive</text:span> in determinati punti di interesse, detti <text:span text:style-name="T1">POI</text:span><text:span text:style-name="T3"> </text:span><text:span text:style-name="T4">(</text:span><text:span text:style-name="T2">P</text:span><text:span text:style-name="T4">oint </text:span><text:span text:style-name="T2">O</text:span><text:span text:style-name="T4">f </text:span><text:span text:style-name="T2">I</text:span><text:span text:style-name="T4">nterest)</text:span><text:span text:style-name="T3">.</text:span></text:p>
      <text:p text:style-name="P13"/>
      <text:p text:style-name="P10">Vi sono a disposizione, pre-caricati ed utilizzabili, 3 differenti POI. La lista, tuttavia, è espandibile per garantire la massima flessibilità di utilizzo.</text:p>
      <text:p text:style-name="P11">Eventuali POI aggiunti dovranno essere inseriti nel file <text:span text:style-name="T10">POI.txt</text:span><text:span text:style-name="T1"> </text:span>secondo il seguente formato:</text:p>
      <text:p text:style-name="P12">&lt;latitudine&gt;,&lt;longitudine&gt;-&lt;nome&gt;</text:p>
      <text:p text:style-name="P12"/>
      <text:p text:style-name="P10">La mappa creata risulta facilmente consultabile ed adattabile alle più disparate esigenze, di seguito troverà tutte le informazioni per sfruttare al meglio questo software.</text:p>
      <text:p text:style-name="P6"/>
      <text:p text:style-name="P6"><text:alphabetical-index-mark-start text:id="IMark94519675329128"/>Formati supportati:<text:alphabetical-index-mark-end text:id="IMark94519675329128"/></text:p>
      <text:p text:style-name="P6"/>
      <text:p text:style-name="P15">Il software svolge le sue operazioni partendo da dati grezzi, i quali devono essere presentati in uno specifico formato per permettergli di lavorare correttamente.</text:p>
      <text:p text:style-name="P15">Il formato è il seguente:</text:p>
      <text:p text:style-name="P15">Sarà necessario adottare un <text:span text:style-name="T6">file di testo (Example.txt)</text:span><text:span text:style-name="T5"> </text:span>il quale dovrà avere un contenuto che rispetti la seguente forma:</text:p>
      <text:p text:style-name="P20">createmap(<text:span text:style-name="T3">&lt;data_inizio&gt;</text:span>-<text:span text:style-name="T3">&lt;data_fine&gt;</text:span>)</text:p>
      <text:p text:style-name="P20">import(<text:span text:style-name="T3">&lt;file_di_import&gt;</text:span>)</text:p>
      <text:p text:style-name="P6"/>
      <text:p text:style-name="P6"><text:alphabetical-index-mark-start text:id="IMark94519674571512"/>Operazioni supportate:<text:alphabetical-index-mark-end text:id="IMark94519674571512"/></text:p>
      <text:p text:style-name="P6"/>
      <text:p text:style-name="P16">Le uniche due operazioni supportate saranno quelle di <text:span text:style-name="T9">import</text:span> e <text:span text:style-name="T8">create-map </text:span><text:span text:style-name="T9">che</text:span> dovranno essere specificate secondo il formato precedente descritto.</text:p>
      <text:p text:style-name="P16">Ogni tentativo di far leggere all’applicatico operazione differenti produrrà nell’applicativo errori non risolvibili, <text:span text:style-name="T16">che porteranno il programma ad ignorare l’istruzione inserita.</text:span></text:p>
      <text:p text:style-name="P26">Qualunque dato non formalmente coretto verrà segnalato e scartato automaticamente.</text:p>
      <text:p text:style-name="P6"/>
      <text:p text:style-name="P6"><text:alphabetical-index-mark-start text:id="IMark94519675790520"/>Il file di log:<text:alphabetical-index-mark-end text:id="IMark94519675790520"/></text:p>
      <text:p text:style-name="P6"/>
      <text:p text:style-name="P16">Il file di log che accompagna questo programma è un particolare file di testo con lo scopo di tener traccia di tutti gli errori <text:span text:style-name="T16">e situazioni anomale</text:span> che andranno a verificarsi durante l’esecuzione del programma.</text:p>
      <text:p text:style-name="P6"/>
      <text:p text:style-name="P6"><text:alphabetical-index-mark-start text:id="IMark94519674566456"/>Interpretazione dell’output:<text:alphabetical-index-mark-end text:id="IMark94519674566456"/></text:p>
      <text:p text:style-name="P6"/>
      <text:p text:style-name="P19">L’output, visualizzato sullo stesso teminale in cui si manda in esecuzione il programma, avrà la seguente sruttura:</text:p>
      <text:p text:style-name="P28">POI1 - 0%A, 0%F, 0%S, 0%T, 0%N</text:p>
      <text:p text:style-name="P28">POI2 - 0%A, 0%F, 0%S, 0%T, 0%N</text:p>
      <text:p text:style-name="P28">POI3 - 0%A, 0%F, 0%S, 0%T, 0%N</text:p>
      <text:p text:style-name="P19"><text:soft-page-break/></text:p>
      <text:p text:style-name="P19">I valori di esempio (gli zeri) sono valori di esempio.</text:p>
      <text:p text:style-name="P27"><text:span text:style-name="T16">I valori diranno</text:span>, in percentuale, quante persone <text:span text:style-name="T1">A</text:span>rrabbiate, <text:span text:style-name="T1">F</text:span>elici, <text:span text:style-name="T1">S</text:span>orprese, <text:span text:style-name="T1">T</text:span>risti e <text:span text:style-name="T1">N</text:span>eutrali ci sono ne<text:span text:style-name="T16">i</text:span> POI <text:span text:style-name="T12">numero 1, 2 e 3 (eventuali POI aggiunti verranno visualizati nell’output del programma)</text:span>.</text:p>
      <text:p text:style-name="P19"/>
      <text:p text:style-name="P23">Vi sono due tipologie di stampe:</text:p>
      <text:list xml:id="list1061205956" text:style-name="L1">
        <text:list-item>
          <text:p text:style-name="P24">Mappa Emozionale completa: dove vi sono tutti i dati di tutti gli utenti</text:p>
        </text:list-item>
        <text:list-item>
          <text:p text:style-name="P29"><text:span text:style-name="T14">M</text:span><text:span text:style-name="T13">appa Emozionale degli utenti attualmente iscritti: dove ci sono solo gli utenti attualmente iscritti.</text:span></text:p>
        </text:list-item>
      </text:list>
      <text:p text:style-name="P19"/>
      <text:p text:style-name="P7"><text:alphabetical-index-mark-start text:id="IMark94519675331272"/><text:span text:style-name="T11">Utilizzo del programma</text:span>:<text:alphabetical-index-mark-end text:id="IMark94519675331272"/></text:p>
      <text:p text:style-name="P9"/>
      <text:p text:style-name="P17">Una volta installata la versione di Java richiesta è necessario andare a compilare il sorgente, presente nella cartella <text:span text:style-name="T8">src</text:span>.</text:p>
      <text:p text:style-name="P17">Recarsi nela cartella <text:span text:style-name="T8">src</text:span> e tramite un terminale (PowerShell, CMD, Terminal, ecc… ) e digitare il seguente comando:</text:p>
      <text:p text:style-name="P21">javac emotionalmaps/EmotionalMaps.java</text:p>
      <text:p text:style-name="P18"/>
      <text:p text:style-name="P18">una volta compilato si potrà mandare in esecuzione attraverso il seguente comando:</text:p>
      <text:p text:style-name="P21">java emotionalmaps/EmotionalMaps <text:span text:style-name="T3">&lt;file_input&gt;</text:span></text:p>
      <text:p text:style-name="P18"/>
      <text:p text:style-name="P18">Eventuali errori riferiti alla versione di Java saranno comunicati dalla JRE, mentre errori relativi al programma saranno presenti nel file di <text:span text:style-name="T8">LOG.txt</text:span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30:34.968000000</meta:creation-date>
    <dc:date>2020-01-29T10:27:36.637029130</dc:date>
    <meta:editing-duration>PT54M37S</meta:editing-duration>
    <meta:editing-cycles>14</meta:editing-cycles>
    <meta:generator>LibreOffice/6.2.8.2$Linux_X86_64 LibreOffice_project/20$Build-2</meta:generator>
    <meta:document-statistic meta:table-count="0" meta:image-count="0" meta:object-count="0" meta:page-count="3" meta:paragraph-count="49" meta:word-count="536" meta:character-count="3755" meta:non-whitespace-character-count="3270"/>
  </office:meta>
</office:document-meta>
</file>